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Table2" style:family="table">
      <style:table-properties style:width="3.5361in" fo:margin-left="0in" fo:margin-top="0in" fo:margin-bottom="0in" table:align="left" style:writing-mode="page"/>
    </style:style>
    <style:style style:name="Table2.A" style:family="table-column">
      <style:table-column-properties style:column-width="2.8625in"/>
    </style:style>
    <style:style style:name="Table2.B" style:family="table-column">
      <style:table-column-properties style:column-width="0.67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in" fo:margin-left="0in" fo:margin-top="0in" fo:margin-bottom="0in" table:align="left" style:writing-mode="page"/>
    </style:style>
    <style:style style:name="Table3.A" style:family="table-column">
      <style:table-column-properties style:column-width="1.1951in"/>
    </style:style>
    <style:style style:name="Table3.B" style:family="table-column">
      <style:table-column-properties style:column-width="1.0646in"/>
    </style:style>
    <style:style style:name="Table3.C" style:family="table-column">
      <style:table-column-properties style:column-width="0.7486in"/>
    </style:style>
    <style:style style:name="Table3.D" style:family="table-column">
      <style:table-column-properties style:column-width="0.9667in"/>
    </style:style>
    <style:style style:name="Table3.E" style:family="table-column">
      <style:table-column-properties style:column-width="0.8382in"/>
    </style:style>
    <style:style style:name="Table3.F" style:family="table-column">
      <style:table-column-properties style:column-width="1.186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in" fo:margin-left="0in" fo:margin-top="0in" fo:margin-bottom="0in" table:align="left" style:writing-mode="page"/>
    </style:style>
    <style:style style:name="Table4.A" style:family="table-column">
      <style:table-column-properties style:column-width="1.1472in"/>
    </style:style>
    <style:style style:name="Table4.B" style:family="table-column">
      <style:table-column-properties style:column-width="1.0861in"/>
    </style:style>
    <style:style style:name="Table4.C" style:family="table-column">
      <style:table-column-properties style:column-width="0.7486in"/>
    </style:style>
    <style:style style:name="Table4.D" style:family="table-column">
      <style:table-column-properties style:column-width="1.025in"/>
    </style:style>
    <style:style style:name="Table4.E" style:family="table-column">
      <style:table-column-properties style:column-width="0.8889in"/>
    </style:style>
    <style:style style:name="Table4.F" style:family="table-column">
      <style:table-column-properties style:column-width="1.103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6424in" fo:margin-left="0in" fo:margin-top="0in" fo:margin-bottom="0in" table:align="left" style:writing-mode="page"/>
    </style:style>
    <style:style style:name="Table5.A" style:family="table-column">
      <style:table-column-properties style:column-width="1.2931in"/>
    </style:style>
    <style:style style:name="Table5.B" style:family="table-column">
      <style:table-column-properties style:column-width="1.348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1903in" fo:margin-left="0in" fo:margin-top="0in" fo:margin-bottom="0in" table:align="left" style:writing-mode="page"/>
    </style:style>
    <style:style style:name="Table6.A" style:family="table-column">
      <style:table-column-properties style:column-width="0.6465in"/>
    </style:style>
    <style:style style:name="Table6.B" style:family="table-column">
      <style:table-column-properties style:column-width="1.543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6201in" fo:margin-left="0in" fo:margin-top="0in" fo:margin-bottom="0in" table:align="left" style:writing-mode="page"/>
    </style:style>
    <style:style style:name="Table7.A" style:family="table-column">
      <style:table-column-properties style:column-width="1.4785in"/>
    </style:style>
    <style:style style:name="Table7.B" style:family="table-column">
      <style:table-column-properties style:column-width="1.14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6118in" fo:margin-left="0in" fo:margin-top="0in" fo:margin-bottom="0in" table:align="left" style:writing-mode="page"/>
    </style:style>
    <style:style style:name="Table8.A" style:family="table-column">
      <style:table-column-properties style:column-width="0.6361in"/>
    </style:style>
    <style:style style:name="Table8.B" style:family="table-column">
      <style:table-column-properties style:column-width="0.97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.3335in" fo:margin-bottom="0.1965in" style:contextual-spacing="false"/>
      <style:text-properties officeooo:paragraph-rsid="00082fe3"/>
    </style:style>
    <style:style style:name="P2" style:family="paragraph" style:parent-style-name="Heading_20_2">
      <style:paragraph-properties fo:margin-top="0.139in" fo:margin-bottom="0.1965in" style:contextual-spacing="false"/>
      <style:text-properties officeooo:paragraph-rsid="00082fe3"/>
    </style:style>
    <style:style style:name="P3" style:family="paragraph" style:parent-style-name="Heading_20_3">
      <style:paragraph-properties fo:margin-top="0.139in" fo:margin-bottom="0.1965in" style:contextual-spacing="false"/>
      <style:text-properties officeooo:paragraph-rsid="00082fe3"/>
    </style:style>
    <style:style style:name="P4" style:family="paragraph" style:parent-style-name="Horizontal_20_Line">
      <style:text-properties officeooo:paragraph-rsid="00082fe3"/>
    </style:style>
    <style:style style:name="P5" style:family="paragraph" style:parent-style-name="Preformatted_20_Text">
      <style:text-properties officeooo:paragraph-rsid="00082fe3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082fe3"/>
    </style:style>
    <style:style style:name="P7" style:family="paragraph" style:parent-style-name="Standard">
      <style:paragraph-properties fo:margin-top="0.139in" fo:margin-bottom="0.1965in" style:contextual-spacing="false"/>
      <style:text-properties officeooo:paragraph-rsid="00082fe3"/>
    </style:style>
    <style:style style:name="P8" style:family="paragraph" style:parent-style-name="Table_20_Contents">
      <style:paragraph-properties fo:margin-top="0in" fo:margin-bottom="0.139in" style:contextual-spacing="false" fo:orphans="0" fo:widows="0" text:number-lines="false" text:line-number="0"/>
      <style:text-properties officeooo:paragraph-rsid="00082fe3"/>
    </style:style>
    <style:style style:name="P9" style:family="paragraph" style:parent-style-name="Table_20_Heading">
      <style:paragraph-properties fo:margin-top="0in" fo:margin-bottom="0.139in" style:contextual-spacing="false" fo:text-align="center" style:justify-single-word="false" text:number-lines="false" text:line-number="0"/>
      <style:text-properties officeooo:paragraph-rsid="00082fe3"/>
    </style:style>
    <style:style style:name="P10" style:family="paragraph" style:parent-style-name="Text_20_body" style:list-style-name="WWNum7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082fe3"/>
    </style:style>
    <style:style style:name="P11" style:family="paragraph" style:parent-style-name="Text_20_body" style:list-style-name="WWNum8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082fe3"/>
    </style:style>
    <style:style style:name="P12" style:family="paragraph" style:parent-style-name="Text_20_body" style:list-style-name="WWNum9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082fe3"/>
    </style:style>
    <style:style style:name="P13" style:family="paragraph" style:parent-style-name="Text_20_body" style:list-style-name="WWNum10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082fe3"/>
    </style:style>
    <style:style style:name="P14" style:family="paragraph" style:parent-style-name="Text_20_body" style:list-style-name="WWNum1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082fe3"/>
    </style:style>
    <style:style style:name="P15" style:family="paragraph" style:parent-style-name="Text_20_body" style:list-style-name="WWNum12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082fe3"/>
    </style:style>
    <style:style style:name="P16" style:family="paragraph" style:parent-style-name="Text_20_body">
      <style:text-properties officeooo:paragraph-rsid="00082fe3" fo:background-color="transparent"/>
    </style:style>
    <style:style style:name="P17" style:family="paragraph" style:parent-style-name="Text_20_body">
      <style:text-properties officeooo:paragraph-rsid="00082fe3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0082fe3"/>
    </style:style>
    <style:style style:name="T1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se Study</text:h>
      <text:h text:style-name="P2" text:outline-level="2">2,000 m² Per-Person Land Allocation in the Czech Republic</text:h>
      <text:h text:style-name="P3" text:outline-level="3">A Tech-Integrated, Balanced Permaculture Model with Centralized Staples</text:h>
      <text:p text:style-name="P4"/>
      <text:h text:style-name="P2" text:outline-level="2">1. Introduction</text:h>
      <text:p text:style-name="P17">This case study adapts the <text:span text:style-name="Strong_20_Emphasis">Seven Pillars framework</text:span> to a <text:span text:style-name="Strong_20_Emphasis">2,000 m² per-person land allocation model</text:span>, assuming <text:span text:style-name="Strong_20_Emphasis">grains (e.g., wheat) and potatoes are produced centrally at community level</text:span> to optimize efficiency, reduce individual labor, and leverage economies of scale[^1].</text:p>
      <text:p text:style-name="P17">This structure allows individual plots to specialize in <text:span text:style-name="Strong_20_Emphasis">vegetables, fruits, legumes, and beekeeping</text:span>, while surpluses are exchanged through a <text:span text:style-name="Strong_20_Emphasis">universal payment system</text:span> for centralized staples such as bread, flour, and potato products.</text:p>
      <text:p text:style-name="P17"><text:span text:style-name="Strong_20_Emphasis">Nutritional logic</text:span></text:p>
      <text:list text:style-name="WWNum7">
        <text:list-item>
          <text:p text:style-name="P10">Proteins: legumes</text:p>
        </text:list-item>
        <text:list-item>
          <text:p text:style-name="P10">Vitamins &amp; minerals: vegetables and fruits</text:p>
        </text:list-item>
        <text:list-item>
          <text:p text:style-name="P10">Carbohydrates &amp; fats: obtained via trade</text:p>
        </text:list-item>
      </text:list>
      <text:p text:style-name="P17">Each plot includes:</text:p>
      <text:list text:style-name="WWNum8">
        <text:list-item>
          <text:p text:style-name="P11">A <text:span text:style-name="Strong_20_Emphasis">compact single-person dwelling</text:span> (~50–70 m²), energy-efficient, with solar and rainwater systems</text:p>
        </text:list-item>
        <text:list-item>
          <text:p text:style-name="P11"><text:span text:style-name="Strong_20_Emphasis">Water access</text:span> via well or cooperative supply with AI monitoring</text:p>
        </text:list-item>
        <text:list-item>
          <text:p text:style-name="P11"><text:span text:style-name="Strong_20_Emphasis">Automation</text:span>: drones, robotic mowers, and android maintenance</text:p>
        </text:list-item>
      </text:list>
      <text:p text:style-name="P17">Precision agriculture increases yields by <text:span text:style-name="Strong_20_Emphasis">20–30%</text:span> while reducing labor to minimal levels[^2].</text:p>
      <text:p text:style-name="P4"/>
      <text:h text:style-name="P2" text:outline-level="2">2. Land Allocation Structure (2,000 m²)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9">Component</text:p>
            </table:table-cell>
            <table:table-cell table:style-name="Table2.A1" office:value-type="string">
              <text:p text:style-name="P9">Area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8">Dwelling &amp; immediate surroundings</text:p>
          </table:table-cell>
          <table:table-cell table:style-name="Table2.A1" office:value-type="string">
            <text:p text:style-name="P8">200 m²</text:p>
          </table:table-cell>
        </table:table-row>
        <table:table-row table:style-name="Table2.1">
          <table:table-cell table:style-name="Table2.A1" office:value-type="string">
            <text:p text:style-name="P8">Integrated permaculture garden &amp; orchard</text:p>
          </table:table-cell>
          <table:table-cell table:style-name="Table2.A1" office:value-type="string">
            <text:p text:style-name="P8">1,400 m²</text:p>
          </table:table-cell>
        </table:table-row>
        <text:soft-page-break/>
        <table:table-row table:style-name="Table2.1">
          <table:table-cell table:style-name="Table2.A1" office:value-type="string">
            <text:p text:style-name="P8">Paths, water systems, wild buffers</text:p>
          </table:table-cell>
          <table:table-cell table:style-name="Table2.A1" office:value-type="string">
            <text:p text:style-name="P8">400 m²</text:p>
          </table:table-cell>
        </table:table-row>
      </table:table>
      <text:p text:style-name="P17"><text:span text:style-name="Strong_20_Emphasis">Direct output</text:span></text:p>
      <text:list text:style-name="WWNum9">
        <text:list-item>
          <text:p text:style-name="P12">~50–70% of caloric needs produced on-site</text:p>
        </text:list-item>
        <text:list-item>
          <text:p text:style-name="P12">Near-total coverage of protein and micronutrients</text:p>
        </text:list-item>
        <text:list-item>
          <text:p text:style-name="P12">Carbohydrates supplied via centralized trade</text:p>
        </text:list-item>
      </text:list>
      <text:p text:style-name="P4"/>
      <text:h text:style-name="P3" text:outline-level="3">Diagram 1 — Spatial Land Allocation (Conceptual)</text:h>
      <text:p text:style-name="P5"><text:span text:style-name="Source_20_Text">+------------------------------------------------+</text:span></text:p>
      <text:p text:style-name="P5"><text:span text:style-name="Source_20_Text">| <text:s text:c="15"/>Wild Buffers / Paths <text:s text:c="12"/>|</text:span></text:p>
      <text:p text:style-name="P5"><text:span text:style-name="Source_20_Text">| <text:s text:c="11"/>(400 m² – biodiversity, water) <text:s text:c="6"/>|</text:span></text:p>
      <text:p text:style-name="P5"><text:span text:style-name="Source_20_Text">| <text:s text:c="47"/>|</text:span></text:p>
      <text:p text:style-name="P5"><text:span text:style-name="Source_20_Text">| <text:s text:c="2"/>+---------------- Permaculture ---------------+</text:span></text:p>
      <text:p text:style-name="P5"><text:span text:style-name="Source_20_Text">| <text:s text:c="2"/>| <text:s text:c="43"/>|</text:span></text:p>
      <text:p text:style-name="P5"><text:span text:style-name="Source_20_Text">| <text:s text:c="2"/>| <text:s/>Vegetables + Legumes + Orchards (1,400 m²)|</text:span></text:p>
      <text:p text:style-name="P5"><text:span text:style-name="Source_20_Text">| <text:s text:c="2"/>| <text:s/>- Interplanted trees <text:s text:c="22"/>|</text:span></text:p>
      <text:p text:style-name="P5"><text:span text:style-name="Source_20_Text">| <text:s text:c="2"/>| <text:s/>- Integrated beehives <text:s text:c="20"/>|</text:span></text:p>
      <text:p text:style-name="P5"><text:span text:style-name="Source_20_Text">| <text:s text:c="2"/>| <text:s text:c="43"/>|</text:span></text:p>
      <text:p text:style-name="P5"><text:span text:style-name="Source_20_Text">| <text:s text:c="2"/>+--------------------------------------------+</text:span></text:p>
      <text:p text:style-name="P5"><text:span text:style-name="Source_20_Text">| <text:s text:c="47"/>|</text:span></text:p>
      <text:p text:style-name="P5"><text:span text:style-name="Source_20_Text">| <text:s text:c="2"/>Dwelling + Yard (200 m²) <text:s text:c="21"/>|</text:span></text:p>
      <text:p text:style-name="P5"><text:span text:style-name="Source_20_Text">| <text:s text:c="2"/>- Solar, rainwater, storage <text:s text:c="17"/>|</text:span></text:p>
      <text:p text:style-name="P6"><text:span text:style-name="Source_20_Text">+------------------------------------------------+</text:span></text:p>
      <text:p text:style-name="P4"/>
      <text:h text:style-name="P2" text:outline-level="2">3. Regional Variations</text:h>
      <text:p text:style-name="P4"/>
      <text:h text:style-name="P2" text:outline-level="2">3.1 Bohemia</text:h>
      <text:p text:style-name="P17"><text:span text:style-name="Strong_20_Emphasis">Western Czech Republic – cooler, wetter climate</text:span></text:p>
      <text:p text:style-name="P17">Conditions favor <text:span text:style-name="Strong_20_Emphasis">hardy crops</text:span>, perennial fruits, and legumes[^3]. With carbohydrates centralized, the garden prioritizes protein and micronutrient density.</text:p>
      <text:h text:style-name="P3" text:outline-level="3">Crop Allocation and Yields — Bohemia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office:value-type="string">
              <text:p text:style-name="P9">Crop / Tree</text:p>
            </table:table-cell>
            <table:table-cell table:style-name="Table3.A1" office:value-type="string">
              <text:p text:style-name="P9">Nutritional Role</text:p>
            </table:table-cell>
            <table:table-cell table:style-name="Table3.A1" office:value-type="string">
              <text:p text:style-name="P9">Area</text:p>
            </table:table-cell>
            <table:table-cell table:style-name="Table3.A1" office:value-type="string">
              <text:p text:style-name="P9">Avg. Yield</text:p>
            </table:table-cell>
            <table:table-cell table:style-name="Table3.A1" office:value-type="string">
              <text:p text:style-name="P9">Total (kg/year)</text:p>
            </table:table-cell>
            <table:table-cell table:style-name="Table3.A1" office:value-type="string">
              <text:p text:style-name="P9">Not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Cabbage / leafy <text:soft-page-break/>greens</text:p>
          </table:table-cell>
          <table:table-cell table:style-name="Table3.A1" office:value-type="string">
            <text:p text:style-name="P8">Vitamins, fiber</text:p>
          </table:table-cell>
          <table:table-cell table:style-name="Table3.A1" office:value-type="string">
            <text:p text:style-name="P8">300 m²</text:p>
          </table:table-cell>
          <table:table-cell table:style-name="Table3.A1" office:value-type="string">
            <text:p text:style-name="P8">2.0–3.0 <text:soft-page-break/>kg/m²[^4]</text:p>
          </table:table-cell>
          <table:table-cell table:style-name="Table3.A1" office:value-type="string">
            <text:p text:style-name="P8">600–900</text:p>
          </table:table-cell>
          <table:table-cell table:style-name="Table3.A1" office:value-type="string">
            <text:p text:style-name="P8">Ground cover<text:soft-page-break/></text:p>
          </table:table-cell>
        </table:table-row>
        <table:table-row table:style-name="Table3.1">
          <table:table-cell table:style-name="Table3.A1" office:value-type="string">
            <text:p text:style-name="P8">Carrots / beets</text:p>
          </table:table-cell>
          <table:table-cell table:style-name="Table3.A1" office:value-type="string">
            <text:p text:style-name="P8">Minerals</text:p>
          </table:table-cell>
          <table:table-cell table:style-name="Table3.A1" office:value-type="string">
            <text:p text:style-name="P8">200 m²</text:p>
          </table:table-cell>
          <table:table-cell table:style-name="Table3.A1" office:value-type="string">
            <text:p text:style-name="P8">1.5–2.5 kg/m²[^4]</text:p>
          </table:table-cell>
          <table:table-cell table:style-name="Table3.A1" office:value-type="string">
            <text:p text:style-name="P8">300–500</text:p>
          </table:table-cell>
          <table:table-cell table:style-name="Table3.A1" office:value-type="string">
            <text:p text:style-name="P8">Android harvested</text:p>
          </table:table-cell>
        </table:table-row>
        <table:table-row table:style-name="Table3.1">
          <table:table-cell table:style-name="Table3.A1" office:value-type="string">
            <text:p text:style-name="P8">Peas / beans (dry)</text:p>
          </table:table-cell>
          <table:table-cell table:style-name="Table3.A1" office:value-type="string">
            <text:p text:style-name="P8">Protein</text:p>
          </table:table-cell>
          <table:table-cell table:style-name="Table3.A1" office:value-type="string">
            <text:p text:style-name="P8">300 m²</text:p>
          </table:table-cell>
          <table:table-cell table:style-name="Table3.A1" office:value-type="string">
            <text:p text:style-name="P8">0.8–1.2 kg/m²[^4]</text:p>
          </table:table-cell>
          <table:table-cell table:style-name="Table3.A1" office:value-type="string">
            <text:p text:style-name="P8">240–360</text:p>
          </table:table-cell>
          <table:table-cell table:style-name="Table3.A1" office:value-type="string">
            <text:p text:style-name="P8">Nitrogen fixation</text:p>
          </table:table-cell>
        </table:table-row>
        <table:table-row table:style-name="Table3.1">
          <table:table-cell table:style-name="Table3.A1" office:value-type="string">
            <text:p text:style-name="P8">Onions / garlic</text:p>
          </table:table-cell>
          <table:table-cell table:style-name="Table3.A1" office:value-type="string">
            <text:p text:style-name="P8">Health</text:p>
          </table:table-cell>
          <table:table-cell table:style-name="Table3.A1" office:value-type="string">
            <text:p text:style-name="P8">100 m²</text:p>
          </table:table-cell>
          <table:table-cell table:style-name="Table3.A1" office:value-type="string">
            <text:p text:style-name="P8">1.5–2.0 kg/m²[^4]</text:p>
          </table:table-cell>
          <table:table-cell table:style-name="Table3.A1" office:value-type="string">
            <text:p text:style-name="P8">150–200</text:p>
          </table:table-cell>
          <table:table-cell table:style-name="Table3.A1" office:value-type="string">
            <text:p text:style-name="P8">Immune support</text:p>
          </table:table-cell>
        </table:table-row>
        <table:table-row table:style-name="Table3.1">
          <table:table-cell table:style-name="Table3.A1" office:value-type="string">
            <text:p text:style-name="P8">Apples / pears (8–10)</text:p>
          </table:table-cell>
          <table:table-cell table:style-name="Table3.A1" office:value-type="string">
            <text:p text:style-name="P8">Sugars</text:p>
          </table:table-cell>
          <table:table-cell table:style-name="Table3.A1" office:value-type="string">
            <text:p text:style-name="P8">300 m²</text:p>
          </table:table-cell>
          <table:table-cell table:style-name="Table3.A1" office:value-type="string">
            <text:p text:style-name="P8">50–80 kg/tree[^5]</text:p>
          </table:table-cell>
          <table:table-cell table:style-name="Table3.A1" office:value-type="string">
            <text:p text:style-name="P8">400–800</text:p>
          </table:table-cell>
          <table:table-cell table:style-name="Table3.A1" office:value-type="string">
            <text:p text:style-name="P8">Underplanted</text:p>
          </table:table-cell>
        </table:table-row>
        <table:table-row table:style-name="Table3.1">
          <table:table-cell table:style-name="Table3.A1" office:value-type="string">
            <text:p text:style-name="P8">Cherries / currants</text:p>
          </table:table-cell>
          <table:table-cell table:style-name="Table3.A1" office:value-type="string">
            <text:p text:style-name="P8">Antioxidants</text:p>
          </table:table-cell>
          <table:table-cell table:style-name="Table3.A1" office:value-type="string">
            <text:p text:style-name="P8">200 m²</text:p>
          </table:table-cell>
          <table:table-cell table:style-name="Table3.A1" office:value-type="string">
            <text:p text:style-name="P8">20–40 kg/plant[^5]</text:p>
          </table:table-cell>
          <table:table-cell table:style-name="Table3.A1" office:value-type="string">
            <text:p text:style-name="P8">100–320</text:p>
          </table:table-cell>
          <table:table-cell table:style-name="Table3.A1" office:value-type="string">
            <text:p text:style-name="P8">Bee-pollinated</text:p>
          </table:table-cell>
        </table:table-row>
        <table:table-row table:style-name="Table3.1">
          <table:table-cell table:style-name="Table3.A1" office:value-type="string">
            <text:p text:style-name="P8">Honey (1–2 hives)</text:p>
          </table:table-cell>
          <table:table-cell table:style-name="Table3.A1" office:value-type="string">
            <text:p text:style-name="P8">Energy</text:p>
          </table:table-cell>
          <table:table-cell table:style-name="Table3.A1" office:value-type="string">
            <text:p text:style-name="P8">Integrated</text:p>
          </table:table-cell>
          <table:table-cell table:style-name="Table3.A1" office:value-type="string">
            <text:p text:style-name="P8">30–50 kg/hive[^6]</text:p>
          </table:table-cell>
          <table:table-cell table:style-name="Table3.A1" office:value-type="string">
            <text:p text:style-name="P8">30–100</text:p>
          </table:table-cell>
          <table:table-cell table:style-name="Table3.A1" office:value-type="string">
            <text:p text:style-name="P8">High caloric value</text:p>
          </table:table-cell>
        </table:table-row>
      </table:table>
      <text:p text:style-name="P17"><text:span text:style-name="Strong_20_Emphasis">Average yearly harvest:</text:span><text:line-break/><text:span text:style-name="Strong_20_Emphasis">~1,820–3,180 kg</text:span><text:line-break/>Coverage: <text:span text:style-name="Strong_20_Emphasis">~60–80% of total nutrition</text:span></text:p>
      <text:p text:style-name="P17"><text:span text:style-name="Strong_20_Emphasis">Key risks:</text:span> fungal pressure<text:line-break/><text:span text:style-name="Strong_20_Emphasis">Mitigation:</text:span> drone-applied antifungal treatments</text:p>
      <text:p text:style-name="P4"/>
      <text:h text:style-name="P2" text:outline-level="2">3.2 Moravia</text:h>
      <text:p text:style-name="P17"><text:span text:style-name="Strong_20_Emphasis">Eastern Czech Republic – warmer, drier climate</text:span></text:p>
      <text:p text:style-name="P17">Moravia favors <text:span text:style-name="Strong_20_Emphasis">heat-tolerant vegetables and stone fruits</text:span>[^3].</text:p>
      <text:h text:style-name="P3" text:outline-level="3">Crop Allocation and Yields — Morav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 table:style-name="Table4.1">
            <table:table-cell table:style-name="Table4.A1" office:value-type="string">
              <text:p text:style-name="P9">Crop / Tree</text:p>
            </table:table-cell>
            <table:table-cell table:style-name="Table4.A1" office:value-type="string">
              <text:p text:style-name="P9">Nutritional Role</text:p>
            </table:table-cell>
            <table:table-cell table:style-name="Table4.A1" office:value-type="string">
              <text:p text:style-name="P9">Area</text:p>
            </table:table-cell>
            <table:table-cell table:style-name="Table4.A1" office:value-type="string">
              <text:p text:style-name="P9">Avg. Yield</text:p>
            </table:table-cell>
            <table:table-cell table:style-name="Table4.A1" office:value-type="string">
              <text:p text:style-name="P9">Total (kg/year)</text:p>
            </table:table-cell>
            <table:table-cell table:style-name="Table4.A1" office:value-type="string">
              <text:p text:style-name="P9">Notes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8">Tomatoes / peppers</text:p>
          </table:table-cell>
          <table:table-cell table:style-name="Table4.A1" office:value-type="string">
            <text:p text:style-name="P8">Antioxidants</text:p>
          </table:table-cell>
          <table:table-cell table:style-name="Table4.A1" office:value-type="string">
            <text:p text:style-name="P8">300 m²</text:p>
          </table:table-cell>
          <table:table-cell table:style-name="Table4.A1" office:value-type="string">
            <text:p text:style-name="P8">2.0–3.0 kg/m²[^4]</text:p>
          </table:table-cell>
          <table:table-cell table:style-name="Table4.A1" office:value-type="string">
            <text:p text:style-name="P8">600–900</text:p>
          </table:table-cell>
          <table:table-cell table:style-name="Table4.A1" office:value-type="string">
            <text:p text:style-name="P8">Robot irrigation</text:p>
          </table:table-cell>
        </table:table-row>
        <table:table-row table:style-name="Table4.1">
          <table:table-cell table:style-name="Table4.A1" office:value-type="string">
            <text:p text:style-name="P8">Peas / beans (dry)</text:p>
          </table:table-cell>
          <table:table-cell table:style-name="Table4.A1" office:value-type="string">
            <text:p text:style-name="P8">Protein</text:p>
          </table:table-cell>
          <table:table-cell table:style-name="Table4.A1" office:value-type="string">
            <text:p text:style-name="P8">300 m²</text:p>
          </table:table-cell>
          <table:table-cell table:style-name="Table4.A1" office:value-type="string">
            <text:p text:style-name="P8">0.8–1.2 kg/m²[^4]</text:p>
          </table:table-cell>
          <table:table-cell table:style-name="Table4.A1" office:value-type="string">
            <text:p text:style-name="P8">240–360</text:p>
          </table:table-cell>
          <table:table-cell table:style-name="Table4.A1" office:value-type="string">
            <text:p text:style-name="P8">Soil enrichment</text:p>
          </table:table-cell>
        </table:table-row>
        <text:soft-page-break/>
        <table:table-row table:style-name="Table4.1">
          <table:table-cell table:style-name="Table4.A1" office:value-type="string">
            <text:p text:style-name="P8">Radishes / onions</text:p>
          </table:table-cell>
          <table:table-cell table:style-name="Table4.A1" office:value-type="string">
            <text:p text:style-name="P8">Flavor</text:p>
          </table:table-cell>
          <table:table-cell table:style-name="Table4.A1" office:value-type="string">
            <text:p text:style-name="P8">200 m²</text:p>
          </table:table-cell>
          <table:table-cell table:style-name="Table4.A1" office:value-type="string">
            <text:p text:style-name="P8">1.5–2.5 kg/m²[^4]</text:p>
          </table:table-cell>
          <table:table-cell table:style-name="Table4.A1" office:value-type="string">
            <text:p text:style-name="P8">300–500</text:p>
          </table:table-cell>
          <table:table-cell table:style-name="Table4.A1" office:value-type="string">
            <text:p text:style-name="P8">Fast turnover</text:p>
          </table:table-cell>
        </table:table-row>
        <table:table-row table:style-name="Table4.1">
          <table:table-cell table:style-name="Table4.A1" office:value-type="string">
            <text:p text:style-name="P8">Greens / cabbage</text:p>
          </table:table-cell>
          <table:table-cell table:style-name="Table4.A1" office:value-type="string">
            <text:p text:style-name="P8">Fiber</text:p>
          </table:table-cell>
          <table:table-cell table:style-name="Table4.A1" office:value-type="string">
            <text:p text:style-name="P8">100 m²</text:p>
          </table:table-cell>
          <table:table-cell table:style-name="Table4.A1" office:value-type="string">
            <text:p text:style-name="P8">2.0–3.0 kg/m²[^4]</text:p>
          </table:table-cell>
          <table:table-cell table:style-name="Table4.A1" office:value-type="string">
            <text:p text:style-name="P8">200–300</text:p>
          </table:table-cell>
          <table:table-cell table:style-name="Table4.A1" office:value-type="string">
            <text:p text:style-name="P8">Heat-adapted</text:p>
          </table:table-cell>
        </table:table-row>
        <table:table-row table:style-name="Table4.1">
          <table:table-cell table:style-name="Table4.A1" office:value-type="string">
            <text:p text:style-name="P8">Plums / apricots</text:p>
          </table:table-cell>
          <table:table-cell table:style-name="Table4.A1" office:value-type="string">
            <text:p text:style-name="P8">Sugars</text:p>
          </table:table-cell>
          <table:table-cell table:style-name="Table4.A1" office:value-type="string">
            <text:p text:style-name="P8">300 m²</text:p>
          </table:table-cell>
          <table:table-cell table:style-name="Table4.A1" office:value-type="string">
            <text:p text:style-name="P8">40–60 kg/tree[^5]</text:p>
          </table:table-cell>
          <table:table-cell table:style-name="Table4.A1" office:value-type="string">
            <text:p text:style-name="P8">320–600</text:p>
          </table:table-cell>
          <table:table-cell table:style-name="Table4.A1" office:value-type="string">
            <text:p text:style-name="P8">Shade crops</text:p>
          </table:table-cell>
        </table:table-row>
        <table:table-row table:style-name="Table4.1">
          <table:table-cell table:style-name="Table4.A1" office:value-type="string">
            <text:p text:style-name="P8">Cherries / currants</text:p>
          </table:table-cell>
          <table:table-cell table:style-name="Table4.A1" office:value-type="string">
            <text:p text:style-name="P8">Antioxidants</text:p>
          </table:table-cell>
          <table:table-cell table:style-name="Table4.A1" office:value-type="string">
            <text:p text:style-name="P8">200 m²</text:p>
          </table:table-cell>
          <table:table-cell table:style-name="Table4.A1" office:value-type="string">
            <text:p text:style-name="P8">20–40 kg/plant[^5]</text:p>
          </table:table-cell>
          <table:table-cell table:style-name="Table4.A1" office:value-type="string">
            <text:p text:style-name="P8">100–320</text:p>
          </table:table-cell>
          <table:table-cell table:style-name="Table4.A1" office:value-type="string">
            <text:p text:style-name="P8">Micronutrients</text:p>
          </table:table-cell>
        </table:table-row>
        <table:table-row table:style-name="Table4.1">
          <table:table-cell table:style-name="Table4.A1" office:value-type="string">
            <text:p text:style-name="P8">Honey (1–2 hives)</text:p>
          </table:table-cell>
          <table:table-cell table:style-name="Table4.A1" office:value-type="string">
            <text:p text:style-name="P8">Energy</text:p>
          </table:table-cell>
          <table:table-cell table:style-name="Table4.A1" office:value-type="string">
            <text:p text:style-name="P8">Integrated</text:p>
          </table:table-cell>
          <table:table-cell table:style-name="Table4.A1" office:value-type="string">
            <text:p text:style-name="P8">35–55 kg/hive[^6]</text:p>
          </table:table-cell>
          <table:table-cell table:style-name="Table4.A1" office:value-type="string">
            <text:p text:style-name="P8">35–110</text:p>
          </table:table-cell>
          <table:table-cell table:style-name="Table4.A1" office:value-type="string">
            <text:p text:style-name="P8">Higher yields</text:p>
          </table:table-cell>
        </table:table-row>
      </table:table>
      <text:p text:style-name="P17"><text:span text:style-name="Strong_20_Emphasis">Average yearly harvest:</text:span><text:line-break/><text:span text:style-name="Strong_20_Emphasis">~1,795–3,090 kg</text:span><text:line-break/>Coverage: <text:span text:style-name="Strong_20_Emphasis">~70–90%</text:span></text:p>
      <text:p text:style-name="P17"><text:span text:style-name="Strong_20_Emphasis">Key risks:</text:span> drought<text:line-break/><text:span text:style-name="Strong_20_Emphasis">Mitigation:</text:span> AI-controlled drip irrigation</text:p>
      <text:p text:style-name="P4"/>
      <text:h text:style-name="P2" text:outline-level="2">4. Surplus and Nutritional Analysis</text:h>
      <text:p text:style-name="P17"><text:span text:style-name="Strong_20_Emphasis">Average harvest:</text:span> ~2,500 kg/year<text:line-break/><text:span text:style-name="Strong_20_Emphasis">Energy yield:</text:span> <text:span text:style-name="Strong_20_Emphasis">1.5–2.6 million kcal/year</text:span></text:p>
      <text:p text:style-name="P17"><text:span text:style-name="Strong_20_Emphasis">Adult requirement:</text:span> ~912,500 kcal/year[^9]</text:p>
      <text:h text:style-name="P3" text:outline-level="3">Diagram 2 — Caloric Contribution by Category</text:h>
      <text:p text:style-name="P5"><text:span text:style-name="Source_20_Text">Legumes <text:s text:c="7"/>██████████████████████ 40–50%</text:span></text:p>
      <text:p text:style-name="P5"><text:span text:style-name="Source_20_Text">Vegetables <text:s text:c="4"/>████████ <text:s text:c="13"/>15–20%</text:span></text:p>
      <text:p text:style-name="P5"><text:span text:style-name="Source_20_Text">Fruits <text:s text:c="8"/>██████ <text:s text:c="15"/>10–15%</text:span></text:p>
      <text:p text:style-name="P6"><text:span text:style-name="Source_20_Text">Honey <text:s text:c="9"/>████ <text:s text:c="17"/>5–10%</text:span></text:p>
      <text:h text:style-name="P3" text:outline-level="3">Estimated Caloric Breakdown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9">Category</text:p>
            </table:table-cell>
            <table:table-cell table:style-name="Table5.A1" office:value-type="string">
              <text:p text:style-name="P9">kcal/year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8">Vegetables &amp; roots</text:p>
          </table:table-cell>
          <table:table-cell table:style-name="Table5.A1" office:value-type="string">
            <text:p text:style-name="P8">300,000–500,000</text:p>
          </table:table-cell>
        </table:table-row>
        <text:soft-page-break/>
        <table:table-row table:style-name="Table5.1">
          <table:table-cell table:style-name="Table5.A1" office:value-type="string">
            <text:p text:style-name="P8">Legumes (dry)</text:p>
          </table:table-cell>
          <table:table-cell table:style-name="Table5.A1" office:value-type="string">
            <text:p text:style-name="P8">816,000–1,224,000</text:p>
          </table:table-cell>
        </table:table-row>
        <table:table-row table:style-name="Table5.1">
          <table:table-cell table:style-name="Table5.A1" office:value-type="string">
            <text:p text:style-name="P8">Fruits</text:p>
          </table:table-cell>
          <table:table-cell table:style-name="Table5.A1" office:value-type="string">
            <text:p text:style-name="P8">200,000–450,000</text:p>
          </table:table-cell>
        </table:table-row>
        <table:table-row table:style-name="Table5.1">
          <table:table-cell table:style-name="Table5.A1" office:value-type="string">
            <text:p text:style-name="P8">Honey</text:p>
          </table:table-cell>
          <table:table-cell table:style-name="Table5.A1" office:value-type="string">
            <text:p text:style-name="P8">100,000–300,000</text:p>
          </table:table-cell>
        </table:table-row>
      </table:table>
      <text:p text:style-name="P17"><text:span text:style-name="Strong_20_Emphasis">Direct coverage:</text:span> <text:span text:style-name="Strong_20_Emphasis">165–285%</text:span> of individual caloric needs<text:line-break/>(adjusted for waste and seasonality)</text:p>
      <text:p text:style-name="P17"><text:span text:style-name="Strong_20_Emphasis">Trade requirements</text:span></text:p>
      <text:list text:style-name="WWNum10">
        <text:list-item>
          <text:p text:style-name="P13">Grains: <text:span text:style-name="Strong_20_Emphasis">100–150 kg/year</text:span>[^8]</text:p>
        </text:list-item>
        <text:list-item>
          <text:p text:style-name="P13">Potatoes: <text:span text:style-name="Strong_20_Emphasis">60–70 kg/year</text:span>[^7]</text:p>
        </text:list-item>
      </text:list>
      <text:p text:style-name="P17"><text:span text:style-name="Strong_20_Emphasis">Net surplus:</text:span><text:line-break/><text:span text:style-name="Strong_20_Emphasis">700–1,800 kg/year</text:span> (0.7–1.8 million kcal)</text:p>
      <text:p text:style-name="P17">Supports <text:span text:style-name="Strong_20_Emphasis">1 person fully</text:span>, <text:span text:style-name="Strong_20_Emphasis">1.5–2 with optimization</text:span>, but <text:span text:style-name="Strong_20_Emphasis">not 3</text:span> without deficits.</text:p>
      <text:p text:style-name="P4"/>
      <text:h text:style-name="P2" text:outline-level="2">5. Water Requirements</text:h>
      <text:list text:style-name="WWNum11">
        <text:list-item>
          <text:p text:style-name="P14">Average rainfall: <text:span text:style-name="Strong_20_Emphasis">500–800 mm/year</text:span>[^10]</text:p>
        </text:list-item>
        <text:list-item>
          <text:p text:style-name="P14">Crop evapotranspiration: <text:span text:style-name="Strong_20_Emphasis">400–700 mm/year</text:span>[^11]</text:p>
        </text:list-item>
      </text:list>
      <text:h text:style-name="P3" text:outline-level="3">Net Irrigation Needs (after rainfall)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9">Region</text:p>
            </table:table-cell>
            <table:table-cell table:style-name="Table6.A1" office:value-type="string">
              <text:p text:style-name="P9">Net Water (m³/year)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8">Bohemia</text:p>
          </table:table-cell>
          <table:table-cell table:style-name="Table6.A1" office:value-type="string">
            <text:p text:style-name="P8">200–300</text:p>
          </table:table-cell>
        </table:table-row>
        <table:table-row table:style-name="Table6.1">
          <table:table-cell table:style-name="Table6.A1" office:value-type="string">
            <text:p text:style-name="P8">Moravia</text:p>
          </table:table-cell>
          <table:table-cell table:style-name="Table6.A1" office:value-type="string">
            <text:p text:style-name="P8">300–500</text:p>
          </table:table-cell>
        </table:table-row>
      </table:table>
      <text:p text:style-name="P17">Precision sensors reduce water use by <text:span text:style-name="Strong_20_Emphasis">20–50%</text:span>.</text:p>
      <text:p text:style-name="P4"/>
      <text:h text:style-name="P2" text:outline-level="2">6. Labor Requirements</text:h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9">Scenario</text:p>
            </table:table-cell>
            <table:table-cell table:style-name="Table7.A1" office:value-type="string">
              <text:p text:style-name="P9">Hours / Year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8">Manual permaculture</text:p>
          </table:table-cell>
          <table:table-cell table:style-name="Table7.A1" office:value-type="string">
            <text:p text:style-name="P8">500–1,000[^12]</text:p>
          </table:table-cell>
        </table:table-row>
        <table:table-row table:style-name="Table7.1">
          <table:table-cell table:style-name="Table7.A1" office:value-type="string">
            <text:p text:style-name="P8">Tech-integrated</text:p>
          </table:table-cell>
          <table:table-cell table:style-name="Table7.A1" office:value-type="string">
            <text:p text:style-name="P8">50–200[^13]</text:p>
          </table:table-cell>
        </table:table-row>
      </table:table>
      <text:p text:style-name="P17"><text:soft-page-break/>Focus shifts to <text:span text:style-name="Strong_20_Emphasis">monitoring, maintenance, and oversight</text:span>, not manual labor.</text:p>
      <text:p text:style-name="P4"/>
      <text:h text:style-name="P2" text:outline-level="2">7. Centralized Staples Projection (100 People)</text:h>
      <text:p text:style-name="P17"><text:span text:style-name="Strong_20_Emphasis">Annual consumption</text:span></text:p>
      <text:list text:style-name="WWNum12">
        <text:list-item>
          <text:p text:style-name="P15">Potatoes: 60–70 kg/person[^7]</text:p>
        </text:list-item>
        <text:list-item>
          <text:p text:style-name="P15">Grains: ~140 kg/person[^8]</text:p>
        </text:list-item>
      </text:list>
      <text:h text:style-name="P3" text:outline-level="3">Required Communal Land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9">Crop</text:p>
            </table:table-cell>
            <table:table-cell table:style-name="Table8.A1" office:value-type="string">
              <text:p text:style-name="P9">Area Needed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8">Potatoes</text:p>
          </table:table-cell>
          <table:table-cell table:style-name="Table8.A1" office:value-type="string">
            <text:p text:style-name="P8">0.22–0.26 ha</text:p>
          </table:table-cell>
        </table:table-row>
        <table:table-row table:style-name="Table8.1">
          <table:table-cell table:style-name="Table8.A1" office:value-type="string">
            <text:p text:style-name="P8">Grains</text:p>
          </table:table-cell>
          <table:table-cell table:style-name="Table8.A1" office:value-type="string">
            <text:p text:style-name="P8">~2.3 ha</text:p>
          </table:table-cell>
        </table:table-row>
      </table:table>
      <text:p text:style-name="P17"><text:span text:style-name="Strong_20_Emphasis">Total shared land:</text:span> <text:span text:style-name="Strong_20_Emphasis">2.5–2.6 ha</text:span><text:line-break/>(<text:span text:style-name="Strong_20_Emphasis">250–260 m² per person</text:span>)</text:p>
      <text:p text:style-name="P4"/>
      <text:h text:style-name="P2" text:outline-level="2">8. System Outcome</text:h>
      <text:p text:style-name="P17">This model converts individual plots into <text:span text:style-name="Strong_20_Emphasis">high-value nutrient exporters</text:span>, while centralized carbohydrate production ensures efficiency, resilience, and low coercion.</text:p>
      <text:p text:style-name="P17"><text:span text:style-name="Strong_20_Emphasis">Result:</text:span> abundance, dietary diversity, and structural food security.</text:p>
      <text:p text:style-name="P4"/>
      <text:p text:style-name="P16"/>
      <text:p text:style-name="P18"><text:span text:style-name="T1">[^1]: Czech Statistical Office (CZSO) harvest data. </text:span><text:a xlink:type="simple" xlink:href="https://csu.gov.cz/rychle-informace/harvest-estimates-september-2024" office:target-frame-name="_blank" xlink:show="new" text:style-name="Internet_20_link" text:visited-style-name="Visited_20_Internet_20_Link"><text:span text:style-name="Internet_20_link"><text:span text:style-name="T1">https://csu.gov.cz/rychle-informace/harvest-estimates-september-2024</text:span></text:span></text:a><text:span text:style-name="T1"><text:line-break/>[^2]: Automation impacts from agricultural studies.<text:line-break/>[^3]: Regional climate data, CZSO.<text:line-break/>[^4]: European small garden/permaculture yields (2-4 kg/m² average). </text:span><text:a xlink:type="simple" xlink:href="https://fryd.app/en/magazine/yield-calculator-for-vegetables" office:target-frame-name="_blank" xlink:show="new" text:style-name="Internet_20_link" text:visited-style-name="Visited_20_Internet_20_Link"><text:span text:style-name="Internet_20_link"><text:span text:style-name="T1">https://fryd.app/en/magazine/yield-calculator-for-vegetables</text:span></text:span></text:a><text:span text:style-name="T1"><text:line-break/>[^5]: Mature tree yields in temperate orchards.<text:line-break/>[^6]: Czech honey production averages.<text:line-break/>[^7]: CZSO food consumption trends (60-70 kg potatoes/capita recent years). </text:span><text:a xlink:type="simple" xlink:href="https://www.czso.cz/csu/czso/food-consumption" office:target-frame-name="_blank" xlink:show="new" text:style-name="Internet_20_link" text:visited-style-name="Visited_20_Internet_20_Link"><text:span text:style-name="Internet_20_link"><text:span text:style-name="T1">https://www.czso.cz/csu/czso/food-consumption</text:span></text:span></text:a><text:span text:style-name="T1"><text:line-break/>[^8]: CEIC data (143 kg cereals in grain weight). </text:span><text:a xlink:type="simple" xlink:href="https://www.ceicdata.com/en/czech-republic/food-and-beverage-consumption-per-capita-average" office:target-frame-name="_blank" xlink:show="new" text:style-name="Internet_20_link" text:visited-style-name="Visited_20_Internet_20_Link"><text:span text:style-name="Internet_20_link"><text:span text:style-name="T1">https://www.ceicdata.com/en/czech-republic/food-and-beverage-consumption-per-capita-average</text:span></text:span></text:a><text:span text:style-name="T1"><text:line-break/></text:span><text:soft-page-break/><text:span text:style-name="T1">[^9]: European average intake ~3,540 kcal supply, actual ~2,500 kcal. FAO/EFSA.<text:line-break/>[^10]: Czech rainfall 500-800 mm (Bohemia wetter, Moravia drier). </text:span><text:a xlink:type="simple" xlink:href="https://www.bluegreenatlas.com/climate/czechia_climate.html" office:target-frame-name="_blank" xlink:show="new" text:style-name="Internet_20_link" text:visited-style-name="Visited_20_Internet_20_Link"><text:span text:style-name="Internet_20_link"><text:span text:style-name="T1">https://www.bluegreenatlas.com/climate/czechia_climate.html</text:span></text:span></text:a><text:span text:style-name="T1"><text:line-break/>[^11]: Temperate crop ET requirements, FAO56.<text:line-break/>[^12]: Manual small farm estimates.<text:line-break/>[^13]: Robotic agriculture labor reduction studies.<text:line-break/>[^14]: CZSO 2024 potato yield ~27.7 t/ha. </text:span><text:a xlink:type="simple" xlink:href="https://csu.gov.cz/rychle-informace/harvest-estimates-september-2024" office:target-frame-name="_blank" xlink:show="new" text:style-name="Internet_20_link" text:visited-style-name="Visited_20_Internet_20_Link"><text:span text:style-name="Internet_20_link"><text:span text:style-name="T1">https://csu.gov.cz/rychle-informace/harvest-estimates-september-2024</text:span></text:span></text:a><text:span text:style-name="T1"><text:line-break/>[^15]: Cereal ~6 t/ha. Trading Economics/World Bank.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3T21:35:39.821000000</meta:creation-date>
    <dc:date>2026-01-03T21:36:16.895000000</dc:date>
    <meta:editing-duration>PT37S</meta:editing-duration>
    <meta:editing-cycles>1</meta:editing-cycles>
    <meta:document-statistic meta:table-count="7" meta:image-count="0" meta:object-count="0" meta:page-count="7" meta:paragraph-count="213" meta:word-count="983" meta:character-count="6940" meta:non-whitespace-character-count="5894"/>
    <meta:generator>LibreOffice/7.6.2.1$Windows_X86_64 LibreOffice_project/56f7684011345957bbf33a7ee678afaf4d2ba333</meta:generator>
  </office:meta>
</office:document-meta>
</file>